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ans-serif"/>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4243in" fo:margin-top="0in" fo:margin-bottom="0in" table:align="center" style:writing-mode="lr-tb"/>
    </style:style>
    <style:style style:name="Table1.A" style:family="table-column">
      <style:table-column-properties style:column-width="1.2833in"/>
    </style:style>
    <style:style style:name="Table1.B" style:family="table-column">
      <style:table-column-properties style:column-width="1.1569in"/>
    </style:style>
    <style:style style:name="Table1.C" style:family="table-column">
      <style:table-column-properties style:column-width="0.984in"/>
    </style:style>
    <style:style style:name="Table1.1" style:family="table-row">
      <style:table-row-properties fo:keep-together="auto"/>
    </style:style>
    <style:style style:name="Table1.A1" style:family="table-cell">
      <style:table-cell-properties fo:padding-left="0.075in" fo:padding-right="0.075in" fo:padding-top="0in" fo:padding-bottom="0in" fo:border="1pt solid #00000a"/>
    </style:style>
    <style:style style:name="Table1.B1" style:family="table-cell">
      <style:table-cell-properties fo:padding-left="0.075in" fo:padding-right="0.075in" fo:padding-top="0in" fo:padding-bottom="0in" fo:border-left="none" fo:border-right="1pt solid #00000a" fo:border-top="1pt solid #00000a" fo:border-bottom="1pt solid #00000a"/>
    </style:style>
    <style:style style:name="Table1.A2" style:family="table-cell">
      <style:table-cell-properties fo:padding-left="0.075in" fo:padding-right="0.075in" fo:padding-top="0in" fo:padding-bottom="0in" fo:border-left="1pt solid #00000a" fo:border-right="1pt solid #00000a" fo:border-top="none" fo:border-bottom="1pt solid #00000a"/>
    </style:style>
    <style:style style:name="Table1.B2" style:family="table-cell">
      <style:table-cell-properties fo:padding-left="0.075in" fo:padding-right="0.075in" fo:padding-top="0in" fo:padding-bottom="0in" fo:border-left="none" fo:border-right="1pt solid #00000a" fo:border-top="none" fo:border-bottom="1pt solid #00000a"/>
    </style:style>
    <style:style style:name="P1" style:family="paragraph" style:parent-style-name="Standard">
      <loext:graphic-properties draw:fill="solid" draw:fill-color="#f9f9f9"/>
      <style:paragraph-properties fo:margin-top="0in" fo:margin-bottom="0in" loext:contextual-spacing="false" fo:line-height="100%" fo:background-color="#f9f9f9"/>
    </style:style>
    <style:style style:name="P2" style:family="paragraph" style:parent-style-name="Standard" style:master-page-name="Standard">
      <loext:graphic-properties draw:fill="solid" draw:fill-color="#f9f9f9"/>
      <style:paragraph-properties fo:margin-top="0in" fo:margin-bottom="0in" loext:contextual-spacing="false" fo:line-height="100%" style:page-number="auto" fo:background-color="#f9f9f9"/>
    </style:style>
    <style:style style:name="P3" style:family="paragraph" style:parent-style-name="Standard" style:list-style-name="WWNum1">
      <loext:graphic-properties draw:fill="solid" draw:fill-color="#f9f9f9"/>
      <style:paragraph-properties fo:margin-top="0.1945in" fo:margin-bottom="0.1945in" loext:contextual-spacing="false" fo:line-height="100%" fo:background-color="#f9f9f9"/>
    </style:style>
    <style:style style:name="P4" style:family="paragraph" style:parent-style-name="Standard" style:list-style-name="WWNum2">
      <loext:graphic-properties draw:fill="solid" draw:fill-color="#f9f9f9"/>
      <style:paragraph-properties fo:margin-top="0.1945in" fo:margin-bottom="0.1945in" loext:contextual-spacing="false" fo:line-height="100%" fo:background-color="#f9f9f9"/>
    </style:style>
    <style:style style:name="P5" style:family="paragraph" style:parent-style-name="Standard">
      <loext:graphic-properties draw:fill="solid" draw:fill-color="#ffffff"/>
      <style:paragraph-properties fo:margin-left="0.25in" fo:margin-right="0in" fo:margin-top="0.1252in" fo:margin-bottom="0in" loext:contextual-spacing="false" fo:line-height="100%" fo:text-indent="0in" style:auto-text-indent="false" fo:background-color="#ffffff"/>
    </style:style>
    <style:style style:name="P6" style:family="paragraph" style:parent-style-name="Standard">
      <style:paragraph-properties fo:margin-left="0.25in" fo:margin-right="0in" fo:margin-top="0in" fo:margin-bottom="0in" loext:contextual-spacing="false" fo:line-height="100%" fo:text-indent="0in" style:auto-text-indent="false"/>
    </style:style>
    <style:style style:name="P7" style:family="paragraph" style:parent-style-name="Standard">
      <style:paragraph-properties fo:margin-left="0.25in" fo:margin-right="0in" fo:margin-top="0in" fo:margin-bottom="0in" loext:contextual-spacing="false" fo:line-height="100%" fo:text-align="center" style:justify-single-word="false" fo:text-indent="0in" style:auto-text-indent="false"/>
    </style:style>
    <style:style style:name="P8" style:family="paragraph" style:parent-style-name="Standard">
      <style:paragraph-properties fo:break-before="page"/>
    </style:style>
    <style:style style:name="T1" style:family="text">
      <style:text-properties fo:color="#666666" style:font-name="Arial" fo:font-size="12pt" fo:font-weight="bold" fo:background-color="#f9f9f9" loext:char-shading-value="0" style:font-name-asian="Times New Roman1" style:font-size-asian="12pt" style:font-weight-asian="bold" style:font-name-complex="Arial1" style:font-size-complex="12pt" style:font-weight-complex="bold"/>
    </style:style>
    <style:style style:name="T2" style:family="text">
      <style:text-properties fo:color="#666666" style:font-name="Arial" fo:font-size="12pt" fo:background-color="#f9f9f9" loext:char-shading-value="0" style:font-name-asian="Times New Roman1" style:font-size-asian="12pt" style:font-name-complex="Arial1" style:font-size-complex="12pt"/>
    </style:style>
    <style:style style:name="T3" style:family="text">
      <style:text-properties fo:color="#666666" style:font-name="Arial" fo:font-size="9.5pt" fo:background-color="#f9f9f9" loext:char-shading-value="0" style:font-name-asian="Times New Roman1" style:font-size-asian="9.5pt" style:font-name-complex="Arial1" style:font-size-complex="9.5pt"/>
    </style:style>
    <style:style style:name="T4" style:family="text">
      <style:text-properties fo:color="#000000" style:font-name="Calibri" fo:font-size="12pt" style:font-name-asian="Times New Roman1" style:font-size-asian="12pt" style:font-name-complex="Calibri2" style:font-size-complex="12pt"/>
    </style:style>
    <style:style style:name="T5" style:family="text">
      <style:text-properties fo:color="#000000" style:font-name="Calibri" fo:background-color="#ffffff" loext:char-shading-value="0" style:font-name-complex="Calibri2"/>
    </style:style>
    <style:style style:name="T6" style:family="text">
      <style:text-properties fo:color="#000000" style:font-name="Calibri" officeooo:rsid="001f4500" fo:background-color="#ffffff" loext:char-shading-value="0" style:font-name-complex="Calibri2"/>
    </style:style>
    <style:style style:name="T7" style:family="text">
      <style:text-properties fo:color="#000000" style:font-name="Calibri" officeooo:rsid="00203fd6" fo:background-color="#ffffff" loext:char-shading-value="0" style:font-name-complex="Calibri2"/>
    </style:style>
    <style:style style:name="T8" style:family="text">
      <style:text-properties fo:color="#000000" style:font-name="Calibri" officeooo:rsid="00223e62" fo:background-color="#ffffff" loext:char-shading-value="0" style:font-name-complex="Calibri2"/>
    </style:style>
    <style:style style:name="T9" style:family="text">
      <style:text-properties fo:color="#000000" style:font-name="Calibri" officeooo:rsid="0022e2d6" fo:background-color="#ffffff" loext:char-shading-value="0" style:font-name-complex="Calibri2"/>
    </style:style>
    <style:style style:name="T10" style:family="text">
      <style:text-properties fo:color="#000000" style:font-name="Times New Roman" fo:font-size="12pt" style:font-name-asian="Times New Roman1" style:font-size-asian="12pt" style:font-name-complex="Times New Roman1" style:font-size-complex="12pt"/>
    </style:style>
    <style:style style:name="T11" style:family="text">
      <style:text-properties fo:color="#000000" style:font-name="Times New Roman" fo:font-size="12pt" officeooo:rsid="00203fd6" style:font-name-asian="Times New Roman1" style:font-size-asian="12pt" style:font-name-complex="Times New Roman1" style:font-size-complex="12pt"/>
    </style:style>
    <style:style style:name="T12" style:family="text">
      <style:text-properties fo:color="#000000" style:font-name="Times New Roman" fo:font-size="12pt" officeooo:rsid="00209b11" style:font-name-asian="Times New Roman1" style:font-size-asian="12pt" style:font-name-complex="Times New Roman1" style:font-size-complex="12pt"/>
    </style:style>
    <style:style style:name="T13" style:family="text">
      <style:text-properties fo:color="#000000" style:font-name="Times New Roman" fo:font-size="12pt" officeooo:rsid="00219a6e" style:font-name-asian="Times New Roman1" style:font-size-asian="12pt" style:font-name-complex="Times New Roman1" style:font-size-complex="12pt"/>
    </style:style>
    <style:style style:name="T14" style:family="text">
      <style:text-properties fo:color="#000000" style:font-name="Arial" fo:font-size="9.5pt" fo:font-weight="bold" fo:background-color="#f9f9f9" loext:char-shading-value="0" style:font-name-asian="Times New Roman1" style:font-size-asian="9.5pt" style:font-weight-asian="bold" style:font-name-complex="Arial1" style:font-size-complex="9.5pt" style:font-weight-complex="bold"/>
    </style:style>
    <style:style style:name="T15" style:family="text">
      <style:text-properties style:font-name="Times New Roman" fo:font-size="12pt" style:font-name-asian="Times New Roman1" style:font-size-asian="12pt" style:font-name-complex="Times New Roman1" style:font-size-complex="12pt"/>
    </style:style>
    <style:style style:name="T16" style:family="text">
      <style:text-properties fo:font-variant="normal" fo:text-transform="none" fo:color="#000000" style:font-name="Calibri1" fo:font-size="12pt" fo:letter-spacing="normal" fo:font-style="normal" fo:font-weight="normal" fo:background-color="#ffffff" loext:char-shading-value="0" style:font-name-asian="Times New Roman1" style:font-size-asian="12pt" style:font-name-complex="Times New Roman1" style:font-size-complex="12pt"/>
    </style:style>
    <style:style style:name="T17" style:family="text">
      <style:text-properties fo:font-variant="normal" fo:text-transform="none" fo:color="#000000" style:font-name="Calibri1" fo:font-size="12pt" fo:letter-spacing="normal" fo:font-style="normal" fo:font-weight="normal" officeooo:rsid="00203fd6" fo:background-color="#ffffff" loext:char-shading-value="0" style:font-name-asian="Times New Roman1" style:font-size-asian="12pt" style:font-name-complex="Times New Roman1" style:font-size-complex="12pt"/>
    </style:style>
    <style:style style:name="T18" style:family="text">
      <style:text-properties officeooo:rsid="001f4500"/>
    </style:style>
    <style:style style:name="T19" style:family="text">
      <style:text-properties officeooo:rsid="00203fd6"/>
    </style:style>
    <style:style style:name="T20" style:family="text">
      <style:text-properties officeooo:rsid="00219a6e"/>
    </style:style>
    <style:style style:name="T21" style:family="text">
      <style:text-properties officeooo:rsid="00223e62"/>
    </style:style>
    <style:style style:name="T22" style:family="text">
      <style:text-properties officeooo:rsid="0022e2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Opportunity (800 words or less): Demonstrate your knowledge of the actual opportunity associated with your project. This includes numbers and market research/data on how many people are affected by the problem you stated in Section 1. Clearly discuss any research you conducted, including:</text:span></text:p>
      <text:list xml:id="list3757134355819423347" text:style-name="WWNum1">
        <text:list-item>
          <text:p text:style-name="P3"><text:span text:style-name="T2">Data on real-life people/customers you have talked to, interviewed, and/or surveyed who are actually affected by the problem or could benefit from your proposed project solution that you stated in Section 1 (e.g. 10 doctors about a new medical device)</text:span></text:p>
        </text:list-item>
        <text:list-item>
          <text:p text:style-name="P3"><text:span text:style-name="T2">Is there another organization(s) or business(es) doing something similar to your project? If so, who are they and what are they doing similarly?</text:span></text:p>
        </text:list-item>
        <text:list-item>
          <text:p text:style-name="P3"><text:span text:style-name="T2">Online research, numbers, databases and articles you found that supports the need and demand for your project</text:span></text:p>
        </text:list-item>
        <text:list-item>
          <text:p text:style-name="P3"><text:span text:style-name="T2">Why is your project better/different than there’s? (Competitor Analysis)</text:span></text:p>
        </text:list-item>
      </text:list>
      <text:p text:style-name="Standard">Shrazard—a wearable tech and app combination is intended to prevent injuries to mountain bikers riding downhill/free-ride, a riding style characterized by steep slopes and technical terrain. <text:s/>Given it’s nature as an extreme sport, a large percentage of injuries cannot be prevented; namely, faulty jump attempts and tricks. However research and rider experience identify unfamiliar terrain, unpredictable hazards and poor trail conditions as contributing to serious injury and it is these sources of injury that Shrazard is designed to prevent. Researchers in Austria at The University of Salzburg Medical School studied free-ride injuries and found that poor trail conditions and unforeseen trail obstacles contributed to 31% and 16% of injuries respectively. <text:s/>The most prevalent mechanism of injury in free-riding is an over-the-handlebars (OTB) crash where the forward momentum of the bike throws the rider of the handlebars potentially causing serious injury. <text:s/>In fact, the Wilderness Medical Society conducted a study of 898 free-ride injuries, mostly OTB, and found that 12.5% were considered threatening to life,limb, or function and 9.5% required transfer to a higher level of care. The study’s authors suggests increased staffing at hospitals near popular free-ride locations during the summer months. The use of Shrazard by riders will reduce the societal costs of serious injuries to community members and monetary costs of treating these injuries by preventing the injuries associated with unfamiliar terrain, unpredictable hazards and poor trail conditions. Nearly all of the research on the subject indicates that prevention must be a priority to reduce these costs. Our project leader is an active member of the free-ride community and found that the community agrees that these sources of injury are preventable and acknowledges the need for a solution. <text:s/>Despite this consensus, there really is not any existing solutions. <text:s text:c="2"/>There does exist an app My911 that uses the smart-phone’s sensors to detect a mountain biking crash. If the app detects a crash, it will sound an alarm and if the user does not dismiss it then the app will alert paramedics of the situation and provide them with your GPS coordinates. <text:s/>This app does not deal with prevention—it is only useful after <text:soft-page-break/>the occurrence of an injury. <text:s/>Our project provides a solution to these problems and employs novel <text:s/>techniques not seen in other mountain biking apps.</text:p>
      <text:p text:style-name="Standard"/>
      <text:p text:style-name="Standard"/>
      <text:p text:style-name="Standard"/>
      <text:p text:style-name="Standard"/>
      <text:p text:style-name="P1"><text:span text:style-name="T1">(800 words or less): Describe the solution you are proposing to the problem you addressed in Section 1. Please support your claims.</text:span></text:p>
      <text:list xml:id="list5949024869441566868" text:style-name="WWNum2">
        <text:list-item>
          <text:p text:style-name="P4"><text:span text:style-name="T2">Clearly describe your proposed solution (e.g. low cost prosthetic limbs)</text:span></text:p>
        </text:list-item>
        <text:list-item>
          <text:p text:style-name="P4"><text:span text:style-name="T2">How does this specific solution solve the problem you stated above?</text:span></text:p>
        </text:list-item>
        <text:list-item>
          <text:p text:style-name="P4"><text:span text:style-name="T2">How is your solution new, innovative and/or unique?</text:span></text:p>
        </text:list-item>
        <text:list-item>
          <text:p text:style-name="P4"><text:span text:style-name="T2">How will your solution be sustained over time? Please provide details and be clear. (e.g. Will you work on it after you graduate? Pass it off to someone else? How will your idea continue on in the years to come?)</text:span></text:p>
        </text:list-item>
        <text:list-item>
          <text:p text:style-name="P4"><text:span text:style-name="T2">What stage of development is your project in? (Idea stage, prototyping/testing stage, raising funds stage, ready to launch stage)</text:span></text:p>
        </text:list-item>
        <text:list-item>
          <text:p text:style-name="P4"><text:span text:style-name="T2">Why is your project valuable? What value does your solution provide? To who? (Value Proposition)</text:span></text:p>
        </text:list-item>
      </text:list>
      <text:p text:style-name="Standard"/>
      <text:p text:style-name="Standard">Our solution deals with the injuries from poor trail conditions and unknown hazards by allowing the user to geo-tag the hazard so that a picture and GPS coordinates of the hazard will be distributed to all other users. If a user is approaching a previously tagged hazard while riding, he/she will be notified with haptic feedback via his/her wearable tech smart-wristband. We also intend to solve the problem of injuries from unfamiliar terrain by providing a trail-view feature. <text:span text:style-name="apple-converted-space">This will be similar in nature to the Google Street View such that the user can scroll through the entire trail to </text:span>get a sense for trail difficulty and interrogate obstacles before riding the trail. <text:s/>Similarly to Google street-view, our trail-view can be zoomed out to a more generic view also. As the user scrolls through a trail view, he/she can tag locations such as jumps or other trail features so that the smart-wristband can notify the user of approaching POI; these tags are strictly for personal use and not distributed to other users. The intent of the smart-wristband is not to be vibrating constantly—that would diminish its value. <text:s/>Instead it will only vibrate in response to an approaching hazard or if the user asks the smart-wristband to vibrate in response to an event e.g. POI. </text:p>
      <text:p text:style-name="P8"/>
      <text:p text:style-name="Standard">The app will feature three types of tags:</text:p>
      <text:p text:style-name="Standard">1. Hazard tagging: A user that is currently riding on the trail and discovers a hazard can take a geo-tagged photo that will both be viewable by all users via trail-view and signal the smart-wristband to alert the rider of approaching hazard.</text:p>
      <text:p text:style-name="Standard">2. POI tagging: A user can tag points of interest in trail-view mode that are only visible on his/her trail-view. Given that trail-view is a continuous sequence of GPS-correlated images, the app will know the exact GPS coordinates of a POI that is identified and tagged through trail-view. The user does not need to be physically on the trails to tag POI’s via trail-view in contrast with hazard tagging which can only occur on the trails where the hazard is discovered. <text:s/>Any previously tagged hazards will be indicated on trail-view via a marker that can be inflated to show a picture of the hazard—this mechanism will keep trail-view up to date with hazards that came into existence after the trail-view was generated. <text:s/></text:p>
      <text:p text:style-name="Standard">3. Group tagging: A group trail ride can be arranged by tagging a meeting point on trail-view that will be visible to all member of the group. <text:s/>If a group member arrives late, the generic map view will show the real-time location of the of the group as a marker that will continue to update until GPS indicates that user has caught up with the group. By default, the smart-wristband will not respond to this tag unless asked to by user.</text:p>
      <text:p text:style-name="Standard"/>
      <text:p text:style-name="Standard">Our solution is new and unique. Existing apps like Strava and Biketastic only provide a generic map view of trails and do not provide the novel features introduced in our app such as hazard tagging and trail-view. The only existing solution to warn users about hazards is through community forums or signs posted on trails. However not all riders check the forums regularly and warning signs are extremely rare to see on most trails. <text:s/></text:p>
      <text:p text:style-name="Standard">We plan to sustain our work on this project by continuing to improve it based on user feedback and also teaming up with organizations whom can provide guidance for making our product a commercial success. However, if we are not able to pursue this after graduation, we plan to open source this software and allow the community to contribute to it. We would also be prepared to work on this in our free time, and mentor those that take it on fully.</text:p>
      <text:p text:style-name="Standard">So far, we have gotten ourselves familiar with various aspects of the projects--GPS features like hazard tag, trail-view features like GPS-correlated video and the GUI for the app. We are each working towards developing an API that will handle each of these aspects and plan to integrate them into a working app prototype in the coming weeks.</text:p>
      <text:p text:style-name="Standard">This project is of great value to the entire mountain biking community globally and as mentioned previously, research shows that up to 47% of mountain biking injuries <text:soft-page-break/>are potentially preventable with our solution. Interaction with members of the mountain biking community has reaffirmed the value that our solution will provide.</text:p>
      <text:p text:style-name="Standard"/>
      <text:p text:style-name="P1"><text:bookmark text:name="_GoBack"/><text:span text:style-name="T1">Resources (500 words or less): Demonstrate why you need funding from the DifferenceMaker Idea Challenge.</text:span></text:p>
      <text:p text:style-name="P5"><text:span text:style-name="T10">1. </text:span><text:span text:style-name="T14">How much funding do you require to implement your project?</text:span></text:p>
      <text:p text:style-name="P5"><text:span text:style-name="T10">This project will require approximately $500 of funding to implement a fully functional software application and wearable technology prototype. If more funds are needed, the team is prepared to host a fund raising night at UMass Lowell which will include a technology demonstration.</text:span></text:p>
      <text:p text:style-name="P5"><text:span text:style-name="T10"> </text:span></text:p>
      <text:p text:style-name="P5"><text:span text:style-name="T10">2. </text:span><text:span text:style-name="T14">How much time will you and your team members commit to your project after the Idea Challenge?</text:span></text:p>
      <text:p text:style-name="P5"><text:span text:style-name="T10">The team has an approximate six month development schedule to take the project from design to deployment.  This relaxed schedule allows for the team to contribute part time to the project during the semester, without being overwhelming. Below is the schedule. </text:span></text:p>
      <text:p text:style-name="P5"><text:span text:style-name="T10">mo</text:span><text:span text:style-name="T11">nth</text:span><text:span text:style-name="T10"> 1: System design complete: Detailed design of all components and their interactions.</text:span></text:p>
      <text:p text:style-name="P5"><text:span text:style-name="T10">mo</text:span><text:span text:style-name="T11">nth</text:span><text:span text:style-name="T10"> 2-3: Component development: Includes three software components: the GPS hazard tagging component and the location correlated photo/video component, and graphical user interface (GUI) component, and one hardware (wearable device) component.</text:span></text:p>
      <text:p text:style-name="P5"><text:span text:style-name="T10">mo</text:span><text:span text:style-name="T11">nth</text:span><text:span text:style-name="T10"> 4: Integration and test: Hook up all four components and begin system testing. Get users involved and in front of the application. </text:span></text:p>
      <text:p text:style-name="P5"><text:span text:style-name="T10">mo</text:span><text:span text:style-name="T11">nth</text:span><text:span text:style-name="T10"> 5: Field test: Take the application plus wearable to the trails, generate maps, tag location, continue testing, etc. </text:span></text:p>
      <text:p text:style-name="P5"><text:span text:style-name="T10">mo</text:span><text:span text:style-name="T11">nth</text:span><text:span text:style-name="T10"> 6: Deploy app and accompanying wearable </text:span><text:span text:style-name="T13">tech: </text:span><text:span text:style-name="T10">Add the application to the app store and possible reach out and develop a partnership with industry.</text:span></text:p>
      <text:p text:style-name="P5"><text:span text:style-name="T10"> </text:span></text:p>
      <text:p text:style-name="P5"><text:span text:style-name="T10">The team plans to be partly through this schedule by the close of the Idea Challenge, and upon its completion, the team will be willing to work on the project in their spare time. If necessary, the project can be open-source to allow the community to contribute to it.  </text:span></text:p>
      <text:p text:style-name="P5"><text:span text:style-name="T10"> </text:span></text:p>
      <text:p text:style-name="P5"><text:span text:style-name="T10">3. </text:span><text:span text:style-name="T14">How will these DifferenceMaker funds be used to support your project?</text:span></text:p>
      <text:p text:style-name="P5"><text:span text:style-name="T10">The funds will be used to purchase components for the </text:span><text:span text:style-name="T11">miniaturizing the </text:span><text:span text:style-name="T10">wearable technology </text:span><text:span text:style-name="T11">prototype</text:span><text:span text:style-name="T10">. We will purchase a fully functional wearable, for example a FitBit, for initial testing and experimentation. Eventually we will move into prototyping our own riding </text:span><text:span text:style-name="T12">wristband</text:span><text:span text:style-name="T10">. The </text:span><text:span text:style-name="T12">wristband</text:span><text:span text:style-name="T10"> will consist of a number of </text:span><text:span text:style-name="T12">miniature</text:span><text:span text:style-name="T10"> haptic </text:span><text:span text:style-name="T12">and Bluetooth </text:span><text:span text:style-name="T10">sensors </text:span><text:soft-page-break/><text:span text:style-name="T12">and</text:span><text:span text:style-name="T10"> will communicate with a user’s cell phone </text:span><text:span text:style-name="T12">via</text:span><text:span text:style-name="T10"> Bluetooth connection. To accomplish this, the team will need to purchase a number of hardware items, outlined in section 4.</text:span></text:p>
      <text:p text:style-name="P5"><text:span text:style-name="T10"> </text:span></text:p>
      <text:p text:style-name="P5"><text:span text:style-name="T10">4.</text:span><text:span text:style-name="T3"> </text:span><text:span text:style-name="T14">Please provide an estimated budget for use of DifferenceMaker funds from May 2015-2016.</text:span></text:p>
      <text:p text:style-name="P5"><text:span text:style-name="T4">Below is an estimated budget. As can be seen, the items listed below match the description of how the funds will be used in the previous section.</text:span></text:p>
      <text:p text:style-name="P5"><text:span text:style-name="T4"> </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text:span text:style-name="T15">Item</text:span></text:p>
          </table:table-cell>
          <table:table-cell table:style-name="Table1.B1" office:value-type="string">
            <text:p text:style-name="P7"><text:span text:style-name="T15">Estimated Cost</text:span></text:p>
          </table:table-cell>
          <table:table-cell table:style-name="Table1.B1" office:value-type="string">
            <text:p text:style-name="P7"><text:span text:style-name="T15">Quantity</text:span></text:p>
          </table:table-cell>
        </table:table-row>
        <table:table-row table:style-name="Table1.1">
          <table:table-cell table:style-name="Table1.A2" office:value-type="string">
            <text:p text:style-name="P6"><text:span text:style-name="T15">FitBit (or similar)</text:span></text:p>
          </table:table-cell>
          <table:table-cell table:style-name="Table1.B2" office:value-type="string">
            <text:p text:style-name="P6"><text:span text:style-name="T15">$150</text:span></text:p>
          </table:table-cell>
          <table:table-cell table:style-name="Table1.B2" office:value-type="string">
            <text:p text:style-name="P6"><text:span text:style-name="T15">1-2</text:span></text:p>
          </table:table-cell>
        </table:table-row>
        <table:table-row table:style-name="Table1.1">
          <table:table-cell table:style-name="Table1.A2" office:value-type="string">
            <text:p text:style-name="P6"><text:span text:style-name="T15">Riding gloves</text:span></text:p>
          </table:table-cell>
          <table:table-cell table:style-name="Table1.B2" office:value-type="string">
            <text:p text:style-name="P6"><text:span text:style-name="T15">$30</text:span></text:p>
          </table:table-cell>
          <table:table-cell table:style-name="Table1.B2" office:value-type="string">
            <text:p text:style-name="P6"><text:span text:style-name="T15">1-2</text:span></text:p>
          </table:table-cell>
        </table:table-row>
        <table:table-row table:style-name="Table1.1">
          <table:table-cell table:style-name="Table1.A2" office:value-type="string">
            <text:p text:style-name="P6"><text:span text:style-name="T15">Arduino Nano</text:span></text:p>
          </table:table-cell>
          <table:table-cell table:style-name="Table1.B2" office:value-type="string">
            <text:p text:style-name="P6"><text:span text:style-name="T15">$30</text:span></text:p>
          </table:table-cell>
          <table:table-cell table:style-name="Table1.B2" office:value-type="string">
            <text:p text:style-name="P6"><text:span text:style-name="T15">1-2</text:span></text:p>
          </table:table-cell>
        </table:table-row>
        <table:table-row table:style-name="Table1.1">
          <table:table-cell table:style-name="Table1.A2" office:value-type="string">
            <text:p text:style-name="P6"><text:span text:style-name="T15">Vibration motors</text:span></text:p>
          </table:table-cell>
          <table:table-cell table:style-name="Table1.B2" office:value-type="string">
            <text:p text:style-name="P6"><text:span text:style-name="T15">$5</text:span></text:p>
          </table:table-cell>
          <table:table-cell table:style-name="Table1.B2" office:value-type="string">
            <text:p text:style-name="P6"><text:span text:style-name="T15">10+</text:span></text:p>
          </table:table-cell>
        </table:table-row>
        <table:table-row table:style-name="Table1.1">
          <table:table-cell table:style-name="Table1.A2" office:value-type="string">
            <text:p text:style-name="P6"><text:span text:style-name="T15">Misc wires/parts</text:span></text:p>
          </table:table-cell>
          <table:table-cell table:style-name="Table1.B2" office:value-type="string">
            <text:p text:style-name="P6"><text:span text:style-name="T15">$100</text:span></text:p>
          </table:table-cell>
          <table:table-cell table:style-name="Table1.B2" office:value-type="string">
            <text:p text:style-name="P6"><text:span text:style-name="T15">N/A</text:span></text:p>
          </table:table-cell>
        </table:table-row>
      </table:table>
      <text:p text:style-name="P5"><text:span text:style-name="T4">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ans-serif"/>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apple-converted-space"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irban Mookherjee</meta:initial-creator>
    <meta:editing-cycles>5</meta:editing-cycles>
    <meta:creation-date>2017-03-03T22:15:00</meta:creation-date>
    <dc:date>2017-03-03T20:02:20.140461985</dc:date>
    <meta:editing-duration>PT1H18M15S</meta:editing-duration>
    <meta:generator>LibreOffice/5.1.6.2$Linux_X86_64 LibreOffice_project/10m0$Build-2</meta:generator>
    <meta:document-statistic meta:table-count="1" meta:image-count="0" meta:object-count="0" meta:page-count="5" meta:paragraph-count="61" meta:word-count="1828" meta:character-count="11149" meta:non-whitespace-character-count="93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